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3cm" style:rel-column-width="11308*"/>
    </style:style>
    <style:style style:name="Tableau1.B" style:family="table-column">
      <style:table-column-properties style:column-width="3.748cm" style:rel-column-width="14450*"/>
    </style:style>
    <style:style style:name="Tableau1.C" style:family="table-column">
      <style:table-column-properties style:column-width="3.131cm" style:rel-column-width="12070*"/>
    </style:style>
    <style:style style:name="Tableau1.D" style:family="table-column">
      <style:table-column-properties style:column-width="3.505cm" style:rel-column-width="13512*"/>
    </style:style>
    <style:style style:name="Tableau1.E" style:family="table-column">
      <style:table-column-properties style:column-width="3.681cm" style:rel-column-width="141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background-color="#cccccc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Panoramio</text:p>
          </table:table-cell>
          <table:covered-table-cell/>
          <table:table-cell table:style-name="Tableau1.C1" table:number-columns-spanned="3" office:value-type="string">
            <text:p text:style-name="P1">http://<text:span text:style-name="Citation"><text:span text:style-name="T1">www.panoramio.com/ </text:span></text:span>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9">Référencement et géolocalisation de photos du mond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>Limite taille 5Mo</text:p>
          </table:table-cell>
          <table:covered-table-cell/>
          <table:table-cell table:style-name="Tableau1.E4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7">Non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aucune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7">N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</text:p>
          </table:table-cell>
          <table:table-cell table:style-name="Tableau1.A4" office:value-type="string">
            <text:p text:style-name="P5">Volum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>Possibilité d'ajouter des étiquettes (=tags), accès aux infos de la photo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10">rapid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10">Rapide (quelques secondes)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5">Sur leur serveur ?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Googl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5">avant/arrière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5">détail des bâtiments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Autres commentaires</text:p>
            <text:p text:style-name="P5"/>
            <text:p text:style-name="P10">Possibilité de laisser des commentaires sur chaque photo vue.</text:p>
            <text:p text:style-name="P5">Lorsqu'on n'est pas propriétaire de la photo, on ne peut pas la déplacer, on peut suggérer une nouvelle géolocalisatio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11-17T12:58:38</meta:creation-date>
    <dc:creator>Arnaud SANCHEZ</dc:creator>
    <dc:date>2009-01-12T11:01:43</dc:date>
    <meta:editing-cycles>16</meta:editing-cycles>
    <meta:editing-duration>PT1H49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6" meta:word-count="178" meta:character-count="1096"/>
  </office:meta>
</office:document-meta>
</file>